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64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26.11pt"/>
    </style:style>
    <style:style style:name="co4" style:family="table-column">
      <style:table-column-properties fo:break-before="auto" style:column-width="26.05pt"/>
    </style:style>
    <style:style style:name="co5" style:family="table-column">
      <style:table-column-properties fo:break-before="auto" style:column-width="23.7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27.5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color="#ce181e" style:text-underline-style="none" fo:font-weight="bold" style:font-weight-asian="bold" style:font-weight-complex="bold"/>
    </style:style>
    <style:style style:name="ce13" style:family="table-cell" style:parent-style-name="Default" style:data-style-name="N134">
      <style:text-properties style:text-underline-style="none"/>
    </style:style>
    <style:style style:name="ce14" style:family="table-cell" style:parent-style-name="Default" style:data-style-name="N134">
      <style:text-properties style:text-underline-style="none" fo:font-weight="normal" style:font-weight-asian="normal" style:font-weight-complex="normal"/>
    </style:style>
    <style:style style:name="ce15" style:family="table-cell" style:parent-style-name="Default" style:data-style-name="N134">
      <style:text-properties fo:color="#1b75bc" style:text-underline-style="none" fo:font-weight="bold" style:font-weight-asian="bold" style:font-weight-complex="bold"/>
    </style:style>
    <style:style style:name="ce16" style:family="table-cell" style:parent-style-name="Default">
      <style:text-properties fo:color="#000000" style:text-underline-style="none" fo:font-weight="bold" style:font-weight-asian="bold" style:font-weight-complex="bold"/>
    </style:style>
    <style:style style:name="ce17" style:family="table-cell" style:parent-style-name="Default" style:data-style-name="N134">
      <style:text-properties fo:color="#000000" style:text-underline-style="none"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ce181e" style:text-underline-style="non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000000" style:text-underline-style="none"/>
    </style:style>
    <style:style style:name="ce20" style:family="table-cell" style:parent-style-name="Default">
      <style:text-properties fo:color="#1b75bc" style:text-underline-style="none" fo:font-weight="bold" style:font-weight-asian="bold" style:font-weight-complex="bold"/>
    </style:style>
    <style:style style:name="ce23" style:family="table-cell" style:parent-style-name="Default">
      <style:text-properties fo:color="#ce181e" style:text-underline-style="none" fo:font-weight="normal" style:font-weight-asian="normal" style:font-weight-complex="normal"/>
    </style:style>
    <style:style style:name="ce24" style:family="table-cell" style:parent-style-name="Default" style:data-style-name="N134"/>
    <style:style style:name="ce50" style:family="table-cell" style:parent-style-name="Default" style:data-style-name="N134">
      <style:text-properties fo:color="#1b75bc"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5 EPOCHS &amp;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time decay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5" table:formula="of:=AVERAGE([.B4:.G4])" office:value-type="float" office:value="97.5" calcext:value-type="float">
            <text:p>97.5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const decay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5" table:formula="of:=AVERAGE([.B5:.G5])" office:value-type="float" office:value="97" calcext:value-type="float">
            <text:p>97.0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const with amsgrad 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19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table:style-name="ce13" table:formula="of:=AVERAGE([.B6:.G6])" office:value-type="float" office:value="96.1666666666667" calcext:value-type="float">
            <text:p>96.2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GD with nesterov, LR (0.1)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style-name="ce19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3" table:formula="of:=AVERAGE([.B7:.G7])" office:value-type="float" office:value="94.6666666666667" calcext:value-type="float">
            <text:p>94.7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RMSprop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style-name="ce19" office:value-type="float" office:value="93" calcext:value-type="float">
            <text:p>93</text:p>
          </table:table-cell>
          <table:table-cell/>
          <table:table-cell table:style-name="ce13" table:formula="of:=AVERAGE([.B8:.G8])" office:value-type="float" office:value="96" calcext:value-type="float">
            <text:p>96.0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delta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19"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3" table:formula="of:=AVERAGE([.B9:.G9])" office:value-type="float" office:value="95.5" calcext:value-type="float">
            <text:p>95.5</text:p>
          </table:table-cell>
          <table:table-cell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very large LR (1.0)</text:p>
          </table:table-cell>
          <table:table-cell office:value-type="string" calcext:value-type="string">
            <text:p>very bad…</text:p>
          </table:table-cell>
          <table:table-cell table:number-columns-repeated="9"/>
          <table:table-cell table:style-name="ce1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adam with med LR (0.1)</text:p>
          </table:table-cell>
          <table:table-cell office:value-type="string" calcext:value-type="string">
            <text:p>also very ba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m with large LR (0.01)</text:p>
          </table:table-cell>
          <table:table-cell office:value-type="string" calcext:value-type="string">
            <text:p>also very ba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D with nesterov, LR (0.0001)</text:p>
          </table:table-cell>
          <table:table-cell office:value-type="string" calcext:value-type="string">
            <text:p>not very good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D with nesterov, LR (0.00001)</text:p>
          </table:table-cell>
          <table:table-cell office:value-type="string" calcext:value-type="string">
            <text:p>pretty bad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3" table:formula="of:=AVERAGE([.B4:.B12])" office:value-type="float" office:value="95.8333333333333" calcext:value-type="float">
            <text:p>95.8</text:p>
          </table:table-cell>
          <table:table-cell table:style-name="ce9" table:formula="of:=AVERAGE([.C4:.C9])" office:value-type="float" office:value="96.8333333333333" calcext:value-type="float">
            <text:p>96.8333333333333</text:p>
          </table:table-cell>
          <table:table-cell table:formula="of:=AVERAGE([.D4:.D9])" office:value-type="float" office:value="96.3333333333333" calcext:value-type="float">
            <text:p>96.3333333333333</text:p>
          </table:table-cell>
          <table:table-cell table:formula="of:=AVERAGE([.E4:.E12])" office:value-type="float" office:value="96.3333333333333" calcext:value-type="float">
            <text:p>96.3333333333333</text:p>
          </table:table-cell>
          <table:table-cell table:formula="of:=AVERAGE([.F4:.F9])" office:value-type="float" office:value="95.5" calcext:value-type="float">
            <text:p>95.5</text:p>
          </table:table-cell>
          <table:table-cell table:style-name="ce13" table:formula="of:=AVERAGE([.G4:.G9])" office:value-type="float" office:value="96" calcext:value-type="float">
            <text:p>96.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time decay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3:.G23])" office:value-type="float" office:value="97.3333333333333" calcext:value-type="float">
            <text:p>97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const decay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3"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4:.G24])" office:value-type="float" office:value="97.6666666666667" calcext:value-type="float">
            <text:p>97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const with amsgrad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15" table:formula="of:=AVERAGE([.B25:.G25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D with nesterov, LR (0.1)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7" office:value-type="float" office:value="96" calcext:value-type="float">
            <text:p>96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95" calcext:value-type="float">
            <text:p>95</text:p>
          </table:table-cell>
          <table:table-cell table:style-name="ce7"/>
          <table:table-cell table:style-name="ce13" table:formula="of:=AVERAGE([.B26:.G26])" office:value-type="float" office:value="94.6666666666667" calcext:value-type="float">
            <text:p>94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Sprop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23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15" table:formula="of:=AVERAGE([.B27:.G27])" office:value-type="float" office:value="97" calcext:value-type="float">
            <text:p>97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delta</text:p>
          </table:table-cell>
          <table:table-cell table:number-columns-repeated="3" table:style-name="ce7" office:value-type="float" office:value="98" calcext:value-type="float">
            <text:p>98</text:p>
          </table:table-cell>
          <table:table-cell table:number-columns-repeated="3" table:style-name="ce7" office:value-type="float" office:value="97" calcext:value-type="float">
            <text:p>97</text:p>
          </table:table-cell>
          <table:table-cell table:style-name="ce7"/>
          <table:table-cell table:style-name="ce15" table:formula="of:=AVERAGE([.B28:.G28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 with med LR (0.01)</text:p>
          </table:table-cell>
          <table:table-cell table:style-name="ce7" office:value-type="string" calcext:value-type="string">
            <text:p>still very bad …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3" table:formula="of:=AVERAGE([.B23:.B28])" office:value-type="float" office:value="96.6666666666667" calcext:value-type="float">
            <text:p>96.7</text:p>
          </table:table-cell>
          <table:table-cell table:style-name="ce9" table:formula="of:=AVERAGE([.C23:.C28])" office:value-type="float" office:value="96.8333333333333" calcext:value-type="float">
            <text:p>96.8333333333333</text:p>
          </table:table-cell>
          <table:table-cell table:style-name="ce20" table:formula="of:=AVERAGE([.D23:.D28])" office:value-type="float" office:value="97.6666666666667" calcext:value-type="float">
            <text:p>97.6666666666667</text:p>
          </table:table-cell>
          <table:table-cell table:style-name="ce20" table:formula="of:=AVERAGE([.E23:.E28])" office:value-type="float" office:value="96.8333333333333" calcext:value-type="float">
            <text:p>96.8333333333333</text:p>
          </table:table-cell>
          <table:table-cell table:formula="of:=AVERAGE([.F23:.F28])" office:value-type="float" office:value="96.3333333333333" calcext:value-type="float">
            <text:p>96.3333333333333</text:p>
          </table:table-cell>
          <table:table-cell table:style-name="ce20" table:formula="of:=AVERAGE([.G23:.G28])" office:value-type="float" office:value="97.3333333333333" calcext:value-type="float">
            <text:p>97.3333333333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25 EPOCHS &amp;</text:span> imgsz 48x48</text:p>
          </table:table-cell>
          <table:table-cell table:style-name="ce11" office:value-type="string" calcext:value-type="string">
            <text:p>batch sizes</text:p>
          </table:table-cell>
          <table:table-cell table:style-name="ce21" table:number-columns-repeated="5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optimiz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2" calcext:value-type="float">
            <text:p>72</text:p>
          </table:table-cell>
          <table:table-cell table:style-name="ce7"/>
          <table:table-cell table:style-name="ce6" office:value-type="string" calcext:value-type="string">
            <text:p>avg for optimizer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with time decay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9" calcext:value-type="float">
            <text:p>99</text:p>
          </table:table-cell>
          <table:table-cell table:style-name="ce7"/>
          <table:table-cell table:style-name="ce15" table:formula="of:=AVERAGE([.B38:.G38])" office:value-type="float" office:value="97.5" calcext:value-type="float">
            <text:p>97.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with const decay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/>
          <table:table-cell table:style-name="ce15" table:formula="of:=AVERAGE([.B39:.G39])" office:value-type="float" office:value="97.1666666666667" calcext:value-type="float">
            <text:p>97.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m const with amsgrad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2" office:value-type="float" office:value="99" calcext:value-type="float">
            <text:p>99</text:p>
          </table:table-cell>
          <table:table-cell table:style-name="ce7"/>
          <table:table-cell table:style-name="ce14" table:formula="of:=AVERAGE([.B40:.G40])" office:value-type="float" office:value="96" calcext:value-type="float">
            <text:p>96.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MSprop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7"/>
          <table:table-cell table:style-name="ce17" table:formula="of:=AVERAGE([.B41:.G41])" office:value-type="float" office:value="96.6666666666667" calcext:value-type="float">
            <text:p>96.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dadelt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/>
          <table:table-cell table:style-name="ce14" table:formula="of:=AVERAGE([.B42:.G42])" office:value-type="float" office:value="96.6666666666667" calcext:value-type="float">
            <text:p>96.7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6" office:value-type="string" calcext:value-type="string">
            <text:p>avg for batch sizes</text:p>
          </table:table-cell>
          <table:table-cell table:style-name="ce14" table:formula="of:=AVERAGE([.B38:.B42])" office:value-type="float" office:value="96.6" calcext:value-type="float">
            <text:p>96.6</text:p>
          </table:table-cell>
          <table:table-cell table:style-name="ce14" table:formula="of:=AVERAGE([.C38:.C42])" office:value-type="float" office:value="95.6" calcext:value-type="float">
            <text:p>95.6</text:p>
          </table:table-cell>
          <table:table-cell table:style-name="ce15" table:formula="of:=AVERAGE([.D38:.D42])" office:value-type="float" office:value="97" calcext:value-type="float">
            <text:p>97.0</text:p>
          </table:table-cell>
          <table:table-cell table:style-name="ce20" table:formula="of:=AVERAGE([.E38:.E42])" office:value-type="float" office:value="97.8" calcext:value-type="float">
            <text:p>97.8</text:p>
          </table:table-cell>
          <table:table-cell table:style-name="ce7" table:formula="of:=AVERAGE([.F38:.F42])" office:value-type="float" office:value="96.2" calcext:value-type="float">
            <text:p>96.2</text:p>
          </table:table-cell>
          <table:table-cell table:style-name="ce14" table:formula="of:=AVERAGE([.G38:.G42])" office:value-type="float" office:value="97.6" calcext:value-type="float">
            <text:p>97.6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(bold indicates best looking loss-acc plots)</text:p>
          </table:table-cell>
          <table:table-cell table:style-name="ce7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48x48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optimiz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with time decay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20" table:formula="of:=AVERAGE([.B51:.D51])" office:value-type="float" office:value="97.6666666666667" calcext:value-type="float">
            <text:p>97.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with const decay</text:p>
          </table:table-cell>
          <table:table-cell table:style-name="ce2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2" office:value-type="float" office:value="97" calcext:value-type="float">
            <text:p>97</text:p>
          </table:table-cell>
          <table:table-cell table:style-name="ce7"/>
          <table:table-cell table:style-name="ce15" table:formula="of:=AVERAGE([.B52:.D52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 const with amsgrad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20" table:formula="of:=AVERAGE([.B53:.D53])" office:value-type="float" office:value="97.3333333333333" calcext:value-type="float">
            <text:p>97.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delta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7" calcext:value-type="float">
            <text:p>97</text:p>
          </table:table-cell>
          <table:table-cell table:style-name="ce7"/>
          <table:table-cell table:style-name="ce14" table:formula="of:=AVERAGE([.B54:.D54])" office:value-type="float" office:value="96" calcext:value-type="float">
            <text:p>96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5" table:formula="of:=AVERAGE([.B51:.B54])" office:value-type="float" office:value="97.75" calcext:value-type="float">
            <text:p>97.8</text:p>
          </table:table-cell>
          <table:table-cell table:formula="of:=AVERAGE([.C51:.C54])" office:value-type="float" office:value="96.5" calcext:value-type="float">
            <text:p>96.5</text:p>
          </table:table-cell>
          <table:table-cell table:style-name="ce20" table:formula="of:=AVERAGE([.D51:.D54])" office:value-type="float" office:value="97.5" calcext:value-type="float">
            <text:p>97.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TESTS WITH CN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16" office:value-type="float" office:value="95" calcext:value-type="float">
            <text:p>95</text:p>
          </table:table-cell>
          <table:table-cell table:style-name="ce9" office:value-type="float" office:value="98" calcext:value-type="float">
            <text:p>98</text:p>
          </table:table-cell>
          <table:table-cell table:style-name="ce16" office:value-type="float" office:value="95" calcext:value-type="float">
            <text:p>95</text:p>
          </table:table-cell>
          <table:table-cell table:style-name="ce9"/>
          <table:table-cell table:style-name="ce17" table:formula="of:=AVERAGE([.B67:.D67])" office:value-type="float" office:value="96" calcext:value-type="float">
            <text:p>96.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16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9"/>
          <table:table-cell table:style-name="ce17" table:formula="of:=AVERAGE([.B68:.D68])" office:value-type="float" office:value="96.6666666666667" calcext:value-type="float">
            <text:p>96.7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3" calcext:value-type="float">
            <text:p>93</text:p>
          </table:table-cell>
          <table:table-cell table:style-name="ce9"/>
          <table:table-cell table:style-name="ce17" table:formula="of:=AVERAGE([.B69:.D69])" office:value-type="float" office:value="92.6666666666667" calcext:value-type="float">
            <text:p>92.7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7" table:formula="of:=AVERAGE([.B70:.D70])" office:value-type="float" office:value="96" calcext:value-type="float">
            <text:p>96.0</text:p>
          </table:table-cell>
          <table:table-cell table:style-name="ce2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3" calcext:value-type="float">
            <text:p>93</text:p>
          </table:table-cell>
          <table:table-cell table:style-name="ce18" office:value-type="float" office:value="95" calcext:value-type="float">
            <text:p>95</text:p>
          </table:table-cell>
          <table:table-cell table:style-name="Default"/>
          <table:table-cell table:style-name="ce24" table:formula="of:=AVERAGE([.B71:.D71])" office:value-type="float" office:value="95" calcext:value-type="float">
            <text:p>95.0</text:p>
          </table:table-cell>
          <table:table-cell table:style-name="ce7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2" table:style-name="Default" office:value-type="float" office:value="95" calcext:value-type="float">
            <text:p>95</text:p>
          </table:table-cell>
          <table:table-cell table:style-name="Default"/>
          <table:table-cell table:style-name="ce24" table:formula="of:=AVERAGE([.B72:.D72])" office:value-type="float" office:value="95.6666666666667" calcext:value-type="float">
            <text:p>95.7</text:p>
          </table:table-cell>
          <table:table-cell table:style-name="ce7"/>
          <table:table-cell table:style-name="ce1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67:.B72])" office:value-type="float" office:value="96.6666666666667" calcext:value-type="float">
            <text:p>96.7</text:p>
          </table:table-cell>
          <table:table-cell table:style-name="ce22" table:formula="of:=AVERAGE([.C67:.C72])" office:value-type="float" office:value="94" calcext:value-type="float">
            <text:p>94</text:p>
          </table:table-cell>
          <table:table-cell table:style-name="ce9" table:formula="of:=AVERAGE([.D67:.D72])" office:value-type="float" office:value="95.3333333333333" calcext:value-type="float">
            <text:p>95.33333333333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32x32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8" calcext:value-type="float">
            <text:p>98</text:p>
          </table:table-cell>
          <table:table-cell table:style-name="ce16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5" table:formula="of:=AVERAGE([.B81:.D81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2" table:style-name="ce16" office:value-type="float" office:value="97" calcext:value-type="float">
            <text:p>97</text:p>
          </table:table-cell>
          <table:table-cell table:style-name="ce9"/>
          <table:table-cell table:style-name="ce15" table:formula="of:=AVERAGE([.B82:.D82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7" calcext:value-type="float">
            <text:p>97</text:p>
          </table:table-cell>
          <table:table-cell table:style-name="ce16" office:value-type="float" office:value="97" calcext:value-type="float">
            <text:p>97</text:p>
          </table:table-cell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5" table:formula="of:=AVERAGE([.B83:.D83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7" table:formula="of:=AVERAGE([.B84:.D84])" office:value-type="float" office:value="96.6666666666667" calcext:value-type="float">
            <text:p>96.7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85:.D85])" office:value-type="float" office:value="96" calcext:value-type="float">
            <text:p>96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86:.D86])" office:value-type="float" office:value="93.6666666666667" calcext:value-type="float">
            <text:p>93.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81:.B86])" office:value-type="float" office:value="96.8333333333333" calcext:value-type="float">
            <text:p>96.8</text:p>
          </table:table-cell>
          <table:table-cell table:style-name="ce9" table:formula="of:=AVERAGE([.C81:.C86])" office:value-type="float" office:value="96" calcext:value-type="float">
            <text:p>96</text:p>
          </table:table-cell>
          <table:table-cell table:style-name="ce9" table:formula="of:=AVERAGE([.D81:.D86])" office:value-type="float" office:value="95.8333333333333" calcext:value-type="float">
            <text:p>95.83333333333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64x64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5" calcext:value-type="float">
            <text:p>95</text:p>
          </table:table-cell>
          <table:table-cell table:style-name="ce16" office:value-type="float" office:value="98" calcext:value-type="float">
            <text:p>98</text:p>
          </table:table-cell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5" table:formula="of:=AVERAGE([.B95:.D95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16" office:value-type="float" office:value="99" calcext:value-type="float">
            <text:p>99</text:p>
          </table:table-cell>
          <table:table-cell table:style-name="ce9" office:value-type="float" office:value="97" calcext:value-type="float">
            <text:p>97</text:p>
          </table:table-cell>
          <table:table-cell table:style-name="ce16" office:value-type="float" office:value="93" calcext:value-type="float">
            <text:p>93</text:p>
          </table:table-cell>
          <table:table-cell table:style-name="ce9"/>
          <table:table-cell table:style-name="ce17" table:formula="of:=AVERAGE([.B96:.D96])" office:value-type="float" office:value="96.3333333333333" calcext:value-type="float">
            <text:p>96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7" table:formula="of:=AVERAGE([.B97:.D97])" office:value-type="float" office:value="95.6666666666667" calcext:value-type="float">
            <text:p>95.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7" table:formula="of:=AVERAGE([.B98:.D98])" office:value-type="float" office:value="96.3333333333333" calcext:value-type="float">
            <text:p>96.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ce18" office:value-type="float" office:value="99" calcext:value-type="float">
            <text:p>99</text:p>
          </table:table-cell>
          <table:table-cell table:style-name="Default" office:value-type="float" office:value="96" calcext:value-type="float">
            <text:p>96</text:p>
          </table:table-cell>
          <table:table-cell table:style-name="ce18" office:value-type="float" office:value="96" calcext:value-type="float">
            <text:p>96</text:p>
          </table:table-cell>
          <table:table-cell table:style-name="Default"/>
          <table:table-cell table:style-name="ce50" table:formula="of:=AVERAGE([.B99:.D99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office:value-type="float" office:value="97" calcext:value-type="float">
            <text:p>97</text:p>
          </table:table-cell>
          <table:table-cell table:style-name="ce18" office:value-type="float" office:value="96" calcext:value-type="float">
            <text:p>96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4" table:formula="of:=AVERAGE([.B100:.D100])" office:value-type="float" office:value="95.6666666666667" calcext:value-type="float">
            <text:p>95.7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5" table:formula="of:=AVERAGE([.B95:.B100])" office:value-type="float" office:value="97.5" calcext:value-type="float">
            <text:p>97.5</text:p>
          </table:table-cell>
          <table:table-cell table:style-name="ce9" table:formula="of:=AVERAGE([.C95:.C100])" office:value-type="float" office:value="96.3333333333333" calcext:value-type="float">
            <text:p>96.3333333333333</text:p>
          </table:table-cell>
          <table:table-cell table:style-name="ce9" table:formula="of:=AVERAGE([.D95:.D100])" office:value-type="float" office:value="95.1666666666667" calcext:value-type="float">
            <text:p>95.166666666666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64x64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not enough</text:p>
          </table:table-cell>
          <table:table-cell table:style-name="ce9" table:number-columns-repeated="2"/>
          <table:table-cell table:style-name="ce17" table:formula="of:=AVERAGE([.B109:.D109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memory</text:p>
          </table:table-cell>
          <table:table-cell table:style-name="ce9" table:number-columns-repeated="2"/>
          <table:table-cell table:style-name="ce17" table:formula="of:=AVERAGE([.B110:.D110])" office:value-type="float" office:value="97" calcext:value-type="float">
            <text:p>97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16" office:value-type="float" office:value="98" calcext:value-type="float">
            <text:p>98</text:p>
          </table:table-cell>
          <table:table-cell table:style-name="ce9" table:number-columns-repeated="3"/>
          <table:table-cell table:style-name="ce17" table:formula="of:=AVERAGE([.B111:.D111])" office:value-type="float" office:value="98" calcext:value-type="float">
            <text:p>98.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12:.D11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13:.D11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14:.D11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09:.B114])" office:value-type="float" office:value="97.6666666666667" calcext:value-type="float">
            <text:p>97.7</text:p>
          </table:table-cell>
          <table:table-cell table:style-name="ce9" table:formula="of:=AVERAGE([.C109:.C114])" office:value-type="string" office:string-value="" calcext:value-type="error">
            <text:p>#DIV/0!</text:p>
          </table:table-cell>
          <table:table-cell table:style-name="ce9" table:formula="of:=AVERAGE([.D109:.D114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50 EPOCHS &amp;</text:span> imgsz 96x96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string" calcext:value-type="string">
            <text:p>not enough memory</text:p>
          </table:table-cell>
          <table:table-cell table:style-name="ce9" table:number-columns-repeated="3"/>
          <table:table-cell table:style-name="ce17" table:formula="of:=AVERAGE([.B123:.D12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table:number-columns-repeated="4"/>
          <table:table-cell table:style-name="ce17" table:formula="of:=AVERAGE([.B124:.D12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table:number-columns-repeated="4"/>
          <table:table-cell table:style-name="ce17" table:formula="of:=AVERAGE([.B125:.D12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26:.D12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27:.D12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28:.D12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23:.B128])" office:value-type="string" office:string-value="" calcext:value-type="error">
            <text:p>#DIV/0!</text:p>
          </table:table-cell>
          <table:table-cell table:style-name="ce9" table:formula="of:=AVERAGE([.C123:.C128])" office:value-type="string" office:string-value="" calcext:value-type="error">
            <text:p>#DIV/0!</text:p>
          </table:table-cell>
          <table:table-cell table:style-name="ce9" table:formula="of:=AVERAGE([.D123:.D128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 with different optimizers and batch siz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75 EPOCHS &amp;</text:span> imgsz 96x96</text:p>
          </table:table-cell>
          <table:table-cell table:style-name="ce11" office:value-type="string" calcext:value-type="string">
            <text:p>batch size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optimizer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9"/>
          <table:table-cell table:style-name="ce8" office:value-type="string" calcext:value-type="string">
            <text:p>avg for optimizer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time decay</text:p>
          </table:table-cell>
          <table:table-cell table:style-name="ce9" office:value-type="string" calcext:value-type="string">
            <text:p>not enough memory</text:p>
          </table:table-cell>
          <table:table-cell table:style-name="ce9" table:number-columns-repeated="3"/>
          <table:table-cell table:style-name="ce17" table:formula="of:=AVERAGE([.B137:.D13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with const decay</text:p>
          </table:table-cell>
          <table:table-cell table:style-name="ce9" table:number-columns-repeated="4"/>
          <table:table-cell table:style-name="ce17" table:formula="of:=AVERAGE([.B138:.D13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dam const with amsgrad</text:p>
          </table:table-cell>
          <table:table-cell table:style-name="ce9" table:number-columns-repeated="4"/>
          <table:table-cell table:style-name="ce17" table:formula="of:=AVERAGE([.B139:.D13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MSprop</text:p>
          </table:table-cell>
          <table:table-cell table:style-name="ce9" table:number-columns-repeated="4"/>
          <table:table-cell table:style-name="ce17" table:formula="of:=AVERAGE([.B140:.D14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dadelta</text:p>
          </table:table-cell>
          <table:table-cell table:style-name="Default" table:number-columns-repeated="4"/>
          <table:table-cell table:style-name="ce24" table:formula="of:=AVERAGE([.B141:.D14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GD with nesterov, LR (0.1)</text:p>
          </table:table-cell>
          <table:table-cell table:style-name="Default" table:number-columns-repeated="4"/>
          <table:table-cell table:style-name="ce24" table:formula="of:=AVERAGE([.B142:.D14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vg for batch sizes</text:p>
          </table:table-cell>
          <table:table-cell table:style-name="ce17" table:formula="of:=AVERAGE([.B137:.B142])" office:value-type="string" office:string-value="" calcext:value-type="error">
            <text:p>#DIV/0!</text:p>
          </table:table-cell>
          <table:table-cell table:style-name="ce9" table:formula="of:=AVERAGE([.C137:.C142])" office:value-type="string" office:string-value="" calcext:value-type="error">
            <text:p>#DIV/0!</text:p>
          </table:table-cell>
          <table:table-cell table:style-name="ce9" table:formula="of:=AVERAGE([.D137:.D142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(bold indicates best looking loss-acc plots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adam with amsgrad and time deca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batch siz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2x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 epoch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epochs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x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epochs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epochs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Stocahstic Gradient Descen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=75, bs=32, momentum=0.0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32, momentum=0.0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32, momentum=0.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0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75, bs=42, momentum=0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=100, bs=32, momentum=0.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100, bs=32, momentum=0.0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ochs=100, bs=32, momentum=0.1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7:48:57.68804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2:26:23.256783077</meta:creation-date>
    <dc:date>2020-04-21T17:50:28.090466924</dc:date>
    <meta:editing-duration>PT3H54M45S</meta:editing-duration>
    <meta:editing-cycles>11</meta:editing-cycles>
    <meta:generator>LibreOffice/6.0.7.3$Linux_X86_64 LibreOffice_project/00m0$Build-3</meta:generator>
    <meta:document-statistic meta:table-count="1" meta:cell-count="505" meta:object-count="0"/>
  </office:meta>
</office:document-meta>
</file>